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DD00000035FD417F2D.jpg" manifest:media-type=""/>
  <manifest:file-entry manifest:full-path="Thumbnails/thumbnail.png" manifest:media-type="image/png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TextkörperNachAufzählung">
      <style:text-properties fo:country="GB" fo:language="en"/>
    </style:style>
    <style:style style:family="paragraph" style:name="P2" style:parent-style-name="Header">
      <style:paragraph-properties fo:line-height="0.1665in" fo:margin-bottom="0.0555in" fo:margin-left="4.5283in" fo:margin-right="-0.4528in" fo:margin-top="0in" fo:text-indent="0in" style:auto-text-indent="false" style:contextual-spacing="false">
        <style:tab-stops/>
      </style:paragraph-properties>
    </style:style>
    <style:style style:family="paragraph" style:name="P3" style:parent-style-name="Aufzählungszeichen">
      <style:text-properties fo:country="GB" fo:language="en"/>
    </style:style>
    <style:style style:family="paragraph" style:name="P4" style:parent-style-name="KopfzeileAnfangAbstand">
      <style:text-properties fo:country="US" fo:language="en" style:country-asian="US" style:language-asian="en"/>
    </style:style>
    <style:style style:family="paragraph" style:master-page-name="First_20_Page" style:name="P5" style:parent-style-name="Heading_20_2">
      <style:paragraph-properties style:page-number="auto"/>
      <style:text-properties fo:country="GB" fo:language="en"/>
    </style:style>
    <style:style style:family="text" style:name="T1"/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.1256in" fo:padding="0.0008in" style:horizontal-pos="from-left" style:horizontal-rel="paragraph" style:mirror="none" style:number-wrapped-paragraphs="no-limit" style:run-through="background" style:vertical-pos="from-top" style:vertical-rel="page-content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5"><text:bookmark-start text:name="_Ref229561877"/><text:bookmark-end text:name="_Ref229561877"/></text:h>
      <text:list text:style-name="WW8Num8" xml:id="list330308788313012497">
        <text:list-item>
          <text:p text:style-name="P3">environment</text:p>
        </text:list-item>
        <text:list-item>
          <text:p text:style-name="P3">login</text:p>
        </text:list-item>
        <text:list-item>
          <text:p text:style-name="P3">variableCreate</text:p>
        </text:list-item>
        <text:list-item>
          <text:p text:style-name="P3">newsletterExistEdit</text:p>
        </text:list-item>
        <text:list-item>
          <text:p text:style-name="P3">newsletterEdit</text:p>
        </text:list-item>
        <text:list-item>
          <text:p text:style-name="P3">newsletterSend</text:p>
        </text:list-item>
        <text:list-item>
          <text:p text:style-name="P3">variableDelete</text:p>
        </text:list-item>
        <text:list-item>
          <text:p text:style-name="P3">logout</text:p>
        </text:list-item>
      </text:list>
      <text:p text:style-name="P1">Fallunterscheidung:</text:p>
      <text:list text:continue-numbering="true" text:style-name="WW8Num8" xml:id="list1693086569">
        <text:list-item>
          <text:p text:style-name="P3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line-height-at-least="0.1945in" style:writing-mode="lr-tb"/>
      <style:text-properties fo:country="DE" fo:font-size="9pt" fo:language="de" style:country-complex="SA" style:font-name="Arial" style:font-name-asian="Times New Roman" style:font-name-complex="Arial" style:font-size-asian="9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margin-bottom="0.111in" fo:margin-top="0.1665in" style:contextual-spacing="false" style:line-height-at-least="0.222in"/>
      <style:text-properties fo:font-size="15pt" fo:letter-spacing="-0.0043in" style:font-name-complex="Arial" style:font-size-asian="15pt" style:font-size-complex="16pt" style:font-weight-complex="bold" style:letter-kerning="true"/>
    </style:style>
    <style:style style:class="text" style:display-name="Text body" style:family="paragraph" style:name="Text_20_body" style:parent-style-name="Standard">
      <style:paragraph-properties fo:margin-bottom="0.0835in" fo:margin-left="0in" fo:margin-right="1.311in" fo:margin-top="0in" fo:text-indent="0in" style:auto-text-indent="false" style:contextual-spacing="false" style:line-height-at-least="0.1945in"/>
      <style:text-properties style:font-name="Arial" style:font-name-complex="Arial" style:font-size-complex="8pt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Standard">
      <style:paragraph-properties fo:break-before="page" fo:hyphenation-ladder-count="no-limit" fo:keep-with-next="always" fo:line-height="0.222in" fo:margin-bottom="0.111in" fo:margin-top="0.1665in" style:contextual-spacing="false"/>
      <style:text-properties fo:font-size="14pt" fo:hyphenate="false" fo:hyphenation-push-char-count="2" fo:hyphenation-remain-char-count="2" fo:letter-spacing="-0.0028in" style:font-name="Arial" style:font-name-complex="Arial" style:font-size-asian="14pt" style:font-size-complex="14pt" style:font-weight-complex="bold" style:letter-kerning="true"/>
    </style:style>
    <style:style style:class="text" style:default-outline-level="2" style:display-name="Heading 2" style:family="paragraph" style:name="Heading_20_2" style:next-style-name="Text_20_body" style:parent-style-name="Standard">
      <style:paragraph-properties fo:keep-with-next="always" fo:margin-bottom="0.0835in" fo:margin-top="0.1665in" style:contextual-spacing="false"/>
      <style:text-properties fo:font-size="12pt" style:font-name="Arial" style:font-name-complex="Arial" style:font-size-asian="12pt" style:font-size-complex="14pt" style:font-style-complex="italic" style:font-weight-complex="bold"/>
    </style:style>
    <style:style style:class="text" style:default-outline-level="3" style:display-name="Heading 3" style:family="paragraph" style:name="Heading_20_3" style:next-style-name="Text_20_body" style:parent-style-name="Text_20_body">
      <style:paragraph-properties fo:keep-with-next="always" fo:margin-bottom="0.0417in" fo:margin-top="0.1665in" style:contextual-spacing="false"/>
      <style:text-properties fo:country="GB" fo:font-size="10pt" fo:language="en" style:font-name-complex="Arial" style:font-size-asian="10pt" style:font-size-complex="10pt" style:font-weight-complex="bold"/>
    </style:style>
    <style:style style:class="text" style:display-name="Heading 4" style:family="paragraph" style:name="Heading_20_4" style:next-style-name="Text_20_body" style:parent-style-name="Text_20_body">
      <style:paragraph-properties fo:keep-with-next="always" fo:margin-bottom="0.0835in" fo:margin-top="0.1665in" style:contextual-spacing="false"/>
      <style:text-properties fo:country="GB" fo:language="en" style:font-size-complex="8.5pt" style:font-weight-complex="bold"/>
    </style:style>
    <style:style style:class="text" style:display-name="Heading 5" style:family="paragraph" style:name="Heading_20_5" style:next-style-name="Text_20_body" style:parent-style-name="Text_20_body">
      <style:paragraph-properties fo:line-height="0.1665in" fo:margin-bottom="0.0835in" fo:margin-top="0.1665in" style:contextual-spacing="false"/>
      <style:text-properties style:text-underline-color="font-color" style:text-underline-style="solid" style:text-underline-width="auto"/>
    </style:style>
    <style:style style:class="text" style:display-name="Heading 6" style:family="paragraph" style:name="Heading_20_6" style:next-style-name="Standard" style:parent-style-name="Standard">
      <style:paragraph-properties fo:margin-bottom="0.0417in" fo:margin-top="0.1665in" style:contextual-spacing="false"/>
      <style:text-properties fo:color="#999999" fo:font-weight="bold" style:font-name="Arial" style:font-name-complex="Arial" style:font-size-complex="11pt" style:font-weight-asian="bold" style:font-weight-complex="bold"/>
    </style:style>
    <style:style style:class="text" style:display-name="Heading 7" style:family="paragraph" style:name="Heading_20_7" style:next-style-name="Standard" style:parent-style-name="Standard">
      <style:paragraph-properties fo:margin-bottom="0.0417in" fo:margin-top="0.1665in" style:contextual-spacing="false"/>
    </style:style>
    <style:style style:class="text" style:display-name="Heading 8" style:family="paragraph" style:name="Heading_20_8" style:next-style-name="Standard" style:parent-style-name="Standard">
      <style:paragraph-properties fo:margin-bottom="0.0417in" fo:margin-top="0.1665in" style:contextual-spacing="false"/>
      <style:text-properties style:font-style-complex="italic"/>
    </style:style>
    <style:style style:class="text" style:display-name="Heading 9" style:family="paragraph" style:name="Heading_20_9" style:next-style-name="Standard" style:parent-style-name="Standard">
      <style:paragraph-properties fo:margin-bottom="0.0417in" fo:margin-top="0.1665in" style:contextual-spacing="false"/>
      <style:text-properties style:font-name-complex="Arial" style:font-size-complex="11pt"/>
    </style:style>
    <style:style style:family="paragraph" style:list-style-name="WW8Num8" style:name="Aufzählungszeichen" style:parent-style-name="Text_20_body">
      <style:paragraph-properties fo:margin-bottom="0.028in" fo:margin-top="0.0555in" style:contextual-spacing="fals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name="KopfzeileAnfangAbstand" style:next-style-name="Header" style:parent-style-name="Standard">
      <style:paragraph-properties fo:margin-bottom="0in" fo:margin-left="4.5283in" fo:margin-right="0in" fo:margin-top="0.5835in" fo:text-indent="0in" style:auto-text-indent="false" style:contextual-spacing="false" style:line-height-at-least="0.1665in"/>
      <style:text-properties fo:font-size="8pt" style:font-size-asian="8pt" style:font-size-complex="8.5pt"/>
    </style:style>
    <style:style style:class="extra" style:family="paragraph" style:name="Footer" style:parent-style-name="Standard">
      <style:paragraph-properties style:line-height-at-least="0.1945in"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name="AngabeErsteSeite" style:parent-style-name="Text_20_body">
      <style:paragraph-properties fo:margin-left="0.8744in" fo:margin-right="1.311in" fo:text-indent="-0.8744in" style:auto-text-indent="false"/>
    </style:style>
    <style:style style:class="index" style:display-name="Contents 1" style:family="paragraph" style:name="Contents_20_1" style:next-style-name="Standard" style:parent-style-name="Standard">
      <style:paragraph-properties fo:margin-left="0.2091in" fo:margin-right="1.311in" fo:text-indent="-0.2091in" style:auto-text-indent="false" style:line-height-at-least="0.1945in">
        <style:tab-stops>
          <style:tab-stop style:position="6.5402in" style:type="right"/>
        </style:tab-stops>
      </style:paragraph-properties>
      <style:text-properties style:font-style-complex="italic" style:font-weight-complex="bold"/>
    </style:style>
    <style:style style:class="index" style:display-name="Contents 2" style:family="paragraph" style:name="Contents_20_2" style:next-style-name="Standard" style:parent-style-name="Standard">
      <style:paragraph-properties fo:margin-left="0.6264in" fo:margin-right="0in" fo:text-indent="-0.4173in" style:auto-text-indent="false" style:line-height-at-least="0.1945in">
        <style:tab-stops>
          <style:tab-stop style:position="6.5402in" style:type="right"/>
        </style:tab-stops>
      </style:paragraph-properties>
      <style:text-properties style:font-size-complex="11pt" style:font-weight-complex="bold"/>
    </style:style>
    <style:style style:class="index" style:display-name="Contents 3" style:family="paragraph" style:name="Contents_20_3" style:next-style-name="Standard" style:parent-style-name="Standard">
      <style:paragraph-properties fo:margin-left="1.1972in" fo:margin-right="0in" fo:text-indent="-0.5709in" style:auto-text-indent="false" style:line-height-at-least="0.1665in">
        <style:tab-stops>
          <style:tab-stop style:position="6.5402in" style:type="right"/>
        </style:tab-stops>
      </style:paragraph-properties>
      <style:text-properties style:font-size-complex="10pt"/>
    </style:style>
    <style:style style:class="index" style:display-name="Contents 4" style:family="paragraph" style:name="Contents_20_4" style:next-style-name="Standard" style:parent-style-name="Standard">
      <style:paragraph-properties fo:margin-left="1.1972in" fo:margin-right="0in" fo:text-indent="0in" style:auto-text-indent="false" style:line-height-at-least="0.1665in">
        <style:tab-stops>
          <style:tab-stop style:position="1.4571in"/>
          <style:tab-stop style:position="6.5402in" style:type="right"/>
        </style:tab-stops>
      </style:paragraph-properties>
      <style:text-properties style:font-size-complex="10pt"/>
    </style:style>
    <style:style style:family="paragraph" style:name="Gliederungstitel" style:next-style-name="Text_20_body" style:parent-style-name="Heading">
      <style:paragraph-properties fo:margin-bottom="0.1665in" fo:margin-top="0.1665in" style:contextual-spacing="false" style:line-height-at-least="0.222in"/>
      <style:text-properties fo:font-size="14pt" style:font-size-asian="14pt"/>
    </style:style>
    <style:style style:class="index" style:display-name="Contents 5" style:family="paragraph" style:name="Contents_20_5" style:next-style-name="Standard" style:parent-style-name="Standard">
      <style:paragraph-properties fo:margin-left="0.5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6" style:family="paragraph" style:name="Contents_20_6" style:next-style-name="Standard" style:parent-style-name="Standard">
      <style:paragraph-properties fo:margin-left="0.6252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7" style:family="paragraph" style:name="Contents_20_7" style:next-style-name="Standard" style:parent-style-name="Standard">
      <style:paragraph-properties fo:margin-left="0.75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8" style:family="paragraph" style:name="Contents_20_8" style:next-style-name="Standard" style:parent-style-name="Standard">
      <style:paragraph-properties fo:margin-left="0.8752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class="index" style:display-name="Contents 9" style:family="paragraph" style:name="Contents_20_9" style:next-style-name="Standard" style:parent-style-name="Standard">
      <style:paragraph-properties fo:margin-left="1in" fo:margin-right="0in" fo:text-indent="0in" style:auto-text-indent="false"/>
      <style:text-properties fo:font-size="10pt" style:font-name="Times New Roman" style:font-name-complex="Times New Roman" style:font-size-asian="10pt" style:font-size-complex="10pt"/>
    </style:style>
    <style:style style:display-name="Aufzählung 1 folgende" style:family="paragraph" style:list-style-name="" style:name="Aufzählung_20_1_20_folgende" style:parent-style-name="Aufzählungszeichen">
      <style:paragraph-properties fo:margin-bottom="0.028in" fo:margin-left="0.1181in" fo:margin-right="0in" fo:margin-top="0in" fo:text-indent="0in" style:auto-text-indent="false" style:contextual-spacing="false"/>
    </style:style>
    <style:style style:display-name="Nummerierung 1" style:family="paragraph" style:list-style-name="WW8Num9" style:name="Nummerierung_20_1" style:parent-style-name="Aufzählungszeichen"/>
    <style:style style:display-name="Aufzählungszeichen 2" style:family="paragraph" style:list-style-name="WW8Num16" style:name="Aufzählungszeichen_20_2" style:parent-style-name="Aufzählungszeichen"/>
    <style:style style:display-name="Nummerierung 1 folgende" style:family="paragraph" style:list-style-name="" style:name="Nummerierung_20_1_20_folgende" style:parent-style-name="Nummerierung_20_1">
      <style:paragraph-properties fo:margin-bottom="0.028in" fo:margin-left="0.2091in" fo:margin-right="0in" fo:margin-top="0in" fo:text-indent="0in" style:auto-text-indent="false" style:contextual-spacing="false"/>
    </style:style>
    <style:style style:display-name="Einbettung Tabelle" style:family="paragraph" style:name="Einbettung_20_Tabelle" style:next-style-name="Text_20_body" style:parent-style-name="Text_20_body">
      <style:paragraph-properties fo:margin-left="0.1252in" fo:margin-right="0.0484in" fo:text-indent="0in" style:auto-text-indent="false"/>
    </style:style>
    <style:style style:display-name="Tabelle Überschrift" style:family="paragraph" style:name="Tabelle_20_Überschrift" style:parent-style-name="Standard">
      <style:paragraph-properties fo:margin-bottom="0.0555in" fo:margin-left="-0.0075in" fo:margin-right="0in" fo:margin-top="0.028in" fo:text-indent="0in" style:auto-text-indent="false" style:contextual-spacing="false"/>
      <style:text-properties fo:font-weight="bold" style:font-size-complex="8.5pt" style:font-weight-asian="bold"/>
    </style:style>
    <style:style style:display-name="Tabelle Preis" style:family="paragraph" style:name="Tabelle_20_Preis" style:parent-style-name="Standard">
      <style:paragraph-properties fo:margin-bottom="0.0555in" fo:margin-left="-0.0075in" fo:margin-right="0.0866in" fo:margin-top="0.028in" fo:text-align="end" fo:text-indent="0in" style:auto-text-indent="false" style:contextual-spacing="false" style:justify-single-word="false"/>
      <style:text-properties style:font-size-complex="8pt"/>
    </style:style>
    <style:style style:class="extra" style:family="paragraph" style:name="Footnote" style:parent-style-name="Standard">
      <style:text-properties fo:font-size="10pt" style:font-size-asian="10pt" style:font-size-complex="10pt"/>
    </style:style>
    <style:style style:family="paragraph" style:name="SourceAbsatz" style:parent-style-name="Text_20_body">
      <style:paragraph-properties fo:margin-left="0in" fo:margin-right="0.1728in" fo:text-indent="0in" style:auto-text-indent="false">
        <style:tab-stops>
          <style:tab-stop style:position="0.2563in"/>
          <style:tab-stop style:position="0.5118in"/>
          <style:tab-stop style:position="0.7681in"/>
          <style:tab-stop style:position="1.0236in"/>
          <style:tab-stop style:position="1.2799in"/>
          <style:tab-stop style:position="1.5354in"/>
          <style:tab-stop style:position="1.7917in"/>
          <style:tab-stop style:position="2.0472in"/>
          <style:tab-stop style:position="2.3035in"/>
          <style:tab-stop style:position="2.5598in"/>
        </style:tab-stops>
      </style:paragraph-properties>
      <style:text-properties fo:country="GB" fo:font-size="10pt" fo:language="en" style:font-name="Courier New" style:font-name-complex="Courier New" style:font-size-asian="10pt" style:font-size-complex="10pt"/>
    </style:style>
    <style:style style:display-name="Titel klein" style:family="paragraph" style:name="Titel_20_klein" style:next-style-name="Heading" style:parent-style-name="Heading">
      <style:text-properties fo:font-size="13pt" style:font-size-asian="13pt"/>
    </style:style>
    <style:style style:display-name="Zitat Absatz" style:family="paragraph" style:name="Zitat_20_Absatz" style:parent-style-name="Text_20_body">
      <style:paragraph-properties fo:margin-left="0.3752in" fo:margin-right="1.311in" fo:text-indent="0in" style:auto-text-indent="false"/>
    </style:style>
    <style:style style:display-name="Fuß/-Endnotenüberschrift" style:family="paragraph" style:name="Fuß_2f_-Endnotenüberschrift" style:next-style-name="Standard" style:parent-style-name="Standard">
      <style:text-properties style:font-name="Arial" style:font-name-complex="Arial"/>
    </style:style>
    <style:style style:family="paragraph" style:name="Fußnote" style:parent-style-name="Standard">
      <style:paragraph-properties fo:line-height="0.1528in" fo:margin-left="0.1256in" fo:margin-right="0in" fo:text-indent="-0.1256in" style:auto-text-indent="false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Zwischentitel" style:next-style-name="Text_20_body" style:parent-style-name="Heading">
      <style:text-properties fo:font-size="12pt" style:font-size-asian="12pt" style:font-size-complex="12pt"/>
    </style:style>
    <style:style style:display-name="Tabelle Fett" style:family="paragraph" style:name="Tabelle_20_Fett" style:parent-style-name="Standard">
      <style:paragraph-properties fo:margin-bottom="0.028in" fo:margin-left="-0.0075in" fo:margin-right="0in" fo:margin-top="0.0555in" fo:text-indent="0in" style:auto-text-indent="false" style:contextual-spacing="false"/>
      <style:text-properties fo:font-weight="bold" style:font-size-complex="8pt" style:font-weight-asian="bold"/>
    </style:style>
    <style:style style:display-name="Tabelle Überschrift rechts" style:family="paragraph" style:name="Tabelle_20_Überschrift_20_rechts" style:parent-style-name="Tabelle_20_Überschrift">
      <style:paragraph-properties fo:margin-left="-0.0075in" fo:margin-right="0.0866in" fo:text-align="end" fo:text-indent="0in" style:auto-text-indent="false" style:justify-single-word="false"/>
      <style:text-properties fo:country="GB" fo:language="en"/>
    </style:style>
    <style:style style:family="paragraph" style:name="Adresse" style:parent-style-name="Text_20_body">
      <style:paragraph-properties fo:margin-bottom="0in" fo:margin-top="0in" style:contextual-spacing="false" style:line-height-at-least="0.1665in">
        <style:tab-stops>
          <style:tab-stop style:position="0.7091in"/>
        </style:tab-stops>
      </style:paragraph-properties>
    </style:style>
    <style:style style:family="paragraph" style:name="Anrede" style:next-style-name="Text_20_body" style:parent-style-name="Text_20_body">
      <style:paragraph-properties fo:margin-bottom="0.1665in" fo:margin-top="0in" style:contextual-spacing="false"/>
    </style:style>
    <style:style style:family="paragraph" style:name="Betreff" style:parent-style-name="Text_20_body">
      <style:paragraph-properties fo:margin-left="0in" fo:margin-right="0.1728in" fo:text-indent="0in" style:auto-text-indent="false"/>
    </style:style>
    <style:style style:family="paragraph" style:name="Grußformel" style:next-style-name="Unterschriften" style:parent-style-name="Text_20_body">
      <style:paragraph-properties fo:margin-bottom="0.0835in" fo:margin-top="0.278in" style:contextual-spacing="false"/>
    </style:style>
    <style:style style:family="paragraph" style:name="Unterschriften" style:next-style-name="Text_20_body" style:parent-style-name="Text_20_body">
      <style:paragraph-properties fo:margin-bottom="0.0835in" fo:margin-top="0.75in" style:contextual-spacing="false">
        <style:tab-stops>
          <style:tab-stop style:position="2.3626in"/>
        </style:tab-stops>
      </style:paragraph-properties>
    </style:style>
    <style:style style:family="paragraph" style:name="Anlage" style:next-style-name="Text_20_body" style:parent-style-name="Text_20_body">
      <style:paragraph-properties fo:margin-bottom="0.0835in" fo:margin-top="0.278in" style:contextual-spacing="false"/>
      <style:text-properties fo:font-weight="bold" style:font-weight-asian="bold"/>
    </style:style>
    <style:style style:family="paragraph" style:name="Verteilerliste" style:parent-style-name="Standard">
      <style:paragraph-properties fo:margin-left="2.5008in" fo:margin-right="0.4252in" fo:text-indent="-1.6264in" style:auto-text-indent="false">
        <style:tab-stops>
          <style:tab-stop style:position="0.8744in"/>
          <style:tab-stop style:position="2.5in"/>
          <style:tab-stop style:position="2.8346in"/>
        </style:tab-stops>
      </style:paragraph-properties>
      <style:text-properties fo:country="GB" fo:language="en" style:font-size-complex="8pt"/>
    </style:style>
    <style:style style:family="paragraph" style:name="Memo-Überschrift" style:next-style-name="Text_20_body" style:parent-style-name="Text_20_body">
      <style:paragraph-properties fo:margin-bottom="0.0835in" fo:margin-top="0.0835in" style:contextual-spacing="false"/>
      <style:text-properties fo:font-weight="bold" style:font-weight-asian="bold"/>
    </style:style>
    <style:style style:family="paragraph" style:name="Memo-Gliederung" style:next-style-name="Text_20_body" style:parent-style-name="Text_20_body">
      <style:paragraph-properties fo:margin-bottom="0.0835in" fo:margin-top="0.0835in" style:contextual-spacing="false"/>
      <style:text-properties fo:font-size="12pt" style:font-size-asian="12pt"/>
    </style:style>
    <style:style style:family="paragraph" style:name="Vertrag-Paragraph" style:next-style-name="Vertrag-Paragraph_20_folgende" style:parent-style-name="Text_20_body">
      <style:paragraph-properties fo:margin-left="0.3154in" fo:margin-right="1.311in" fo:text-indent="-0.3154in" style:auto-text-indent="false">
        <style:tab-stops>
          <style:tab-stop style:position="0.3154in"/>
        </style:tab-stops>
      </style:paragraph-properties>
      <style:text-properties fo:font-weight="bold" style:font-weight-asian="bold"/>
    </style:style>
    <style:style style:display-name="Vertrag-Nummerierung 1" style:family="paragraph" style:list-style-name="WW8Num18" style:name="Vertrag-Nummerierung_20_1" style:parent-style-name="Aufzählungszeichen"/>
    <style:style style:display-name="Vertrag-Nummerierung 1 folgende" style:family="paragraph" style:list-style-name="" style:name="Vertrag-Nummerierung_20_1_20_folgende" style:parent-style-name="Vertrag-Nummerierung_20_1">
      <style:paragraph-properties fo:margin-left="0.5236in" fo:margin-right="0in" fo:text-indent="0in" style:auto-text-indent="false"/>
    </style:style>
    <style:style style:family="paragraph" style:name="Hilfstext" style:next-style-name="Text_20_body" style:parent-style-name="Text_20_body">
      <style:text-properties fo:color="#ff00ff" fo:font-weight="bold" style:font-size-complex="8.5pt" style:font-weight-asian="bold"/>
    </style:style>
    <style:style style:family="paragraph" style:name="Beschriftung" style:next-style-name="Text_20_body" style:parent-style-name="Standard">
      <style:paragraph-properties fo:margin-bottom="0.1665in" fo:margin-top="0.1665in" style:contextual-spacing="false"/>
      <style:text-properties style:font-name="Arial" style:font-name-complex="Arial" style:font-size-complex="10pt" style:font-weight-complex="bold"/>
    </style:style>
    <style:style style:display-name="Bild eingefügt" style:family="paragraph" style:name="Bild_20_eingefügt" style:parent-style-name="Text_20_body">
      <style:paragraph-properties fo:line-height="100%" fo:margin-bottom="0in" fo:margin-top="0in" style:contextual-spacing="false"/>
      <style:text-properties fo:color="#ff00ff" fo:font-size="14pt" fo:font-style="italic" style:font-size-asian="14pt" style:font-size-complex="14pt" style:font-style-asian="italic"/>
    </style:style>
    <style:style style:family="paragraph" style:name="Abbildungsverzeichnis" style:next-style-name="Standard" style:parent-style-name="Standard">
      <style:paragraph-properties>
        <style:tab-stops>
          <style:tab-stop style:position="0.6693in"/>
          <style:tab-stop style:position="0.7874in"/>
          <style:tab-stop style:position="6.5402in" style:type="right"/>
        </style:tab-stops>
      </style:paragraph-properties>
      <style:text-properties style:font-name="Arial" style:font-name-complex="Arial"/>
    </style:style>
    <style:style style:display-name="Nummerierung 2" style:family="paragraph" style:list-style-name="WW8Num3" style:name="Nummerierung_20_2" style:parent-style-name="Nummerierung_20_1_20_folgende"/>
    <style:style style:default-outline-level="" style:display-name="Überschrift 1 a" style:family="paragraph" style:list-style-name="" style:name="Überschrift_20_1_20_a" style:next-style-name="Text_20_body" style:parent-style-name="Heading_20_1">
      <style:paragraph-properties fo:break-after="auto" fo:break-before="auto"/>
    </style:style>
    <style:style style:display-name="Aufzählung 2 folgende" style:family="paragraph" style:name="Aufzählung_20_2_20_folgende" style:parent-style-name="Aufzählung_20_1_20_folgende">
      <style:paragraph-properties fo:margin-left="0.2362in" fo:margin-right="0in" fo:text-indent="0in" style:auto-text-indent="false"/>
    </style:style>
    <style:style style:display-name="Nummerierung 3" style:family="paragraph" style:list-style-name="WW8Num4" style:name="Nummerierung_20_3" style:parent-style-name="Nummerierung_20_2">
      <style:paragraph-properties>
        <style:tab-stops>
          <style:tab-stop style:position="0.65in"/>
        </style:tab-stops>
      </style:paragraph-properties>
    </style:style>
    <style:style style:family="paragraph" style:name="Dokumentstruktur" style:parent-style-name="Standard">
      <style:paragraph-properties fo:background-color="#000080">
        <style:background-image/>
      </style:paragraph-properties>
      <style:text-properties fo:font-size="10pt" style:font-name="Tahoma" style:font-name-complex="Tahoma" style:font-size-asian="10pt" style:font-size-complex="10pt"/>
    </style:style>
    <style:style style:display-name="Aufzählungszeichen 3" style:family="paragraph" style:list-style-name="WW8Num1" style:name="Aufzählungszeichen_20_3" style:parent-style-name="Aufzählungszeichen_20_2"/>
    <style:style style:family="paragraph" style:name="Tabelle" style:parent-style-name="Text_20_body">
      <style:paragraph-properties fo:margin-bottom="0.0555in" fo:margin-left="0in" fo:margin-right="0in" fo:margin-top="0.028in" fo:text-indent="0in" style:auto-text-indent="false" style:contextual-spacing="false"/>
    </style:style>
    <style:style style:family="paragraph" style:name="TextkörperNachAufzählung" style:next-style-name="Text_20_body" style:parent-style-name="Text_20_body">
      <style:paragraph-properties fo:margin-bottom="0.0835in" fo:margin-top="0.0835in" style:contextual-spacing="false"/>
      <style:text-properties style:font-size-complex="8pt"/>
    </style:style>
    <style:style style:display-name="Tabelle Nummerierung" style:family="paragraph" style:name="Tabelle_20_Nummerierung" style:parent-style-name="Nummerierung_20_1">
      <style:paragraph-properties fo:margin-bottom="0.0555in" fo:margin-left="0in" fo:margin-right="0in" fo:margin-top="0.028in" fo:text-indent="0in" style:auto-text-indent="false" style:contextual-spacing="false"/>
    </style:style>
    <style:style style:display-name="Tabelle Aufzählung" style:family="paragraph" style:name="Tabelle_20_Aufzählung" style:parent-style-name="Aufzählungszeichen">
      <style:paragraph-properties fo:margin-bottom="0.0555in" fo:margin-left="0in" fo:margin-right="0in" fo:margin-top="0.028in" fo:text-indent="0in" style:auto-text-indent="false" style:contextual-spacing="false"/>
    </style:style>
    <style:style style:display-name="Nummerierung 2 folgende" style:family="paragraph" style:list-style-name="" style:name="Nummerierung_20_2_20_folgende" style:parent-style-name="Nummerierung_20_2">
      <style:paragraph-properties fo:margin-left="0.4173in" fo:margin-right="0in" fo:text-indent="0in" style:auto-text-indent="false"/>
    </style:style>
    <style:style style:display-name="Vertrag-Paragraph folgende" style:family="paragraph" style:name="Vertrag-Paragraph_20_folgende" style:parent-style-name="Vertrag-Paragraph">
      <style:paragraph-properties fo:margin-left="0.3154in" fo:margin-right="1.311in" fo:text-indent="0in" style:auto-text-indent="false"/>
      <style:text-properties fo:font-weight="normal" style:font-weight-asian="normal"/>
    </style:style>
    <style:style style:family="paragraph" style:name="RGV-Überschrift" style:next-style-name="Standard" style:parent-style-name="Standard">
      <style:paragraph-properties fo:margin-bottom="0in" fo:margin-top="0.0835in" style:contextual-spacing="false"/>
      <style:text-properties fo:font-size="12pt" fo:font-weight="bold" style:font-name-complex="Arial" style:font-size-asian="12pt" style:font-weight-asian="bold" style:font-weight-complex="bold"/>
    </style:style>
    <style:style style:display-name="Vertrag Nummerierung 2" style:family="paragraph" style:list-style-name="WW8Num6" style:name="Vertrag_20_Nummerierung_20_2" style:parent-style-name="Aufzählungszeichen"/>
    <style:style style:display-name="Vertrag-Nummerierung 3" style:family="paragraph" style:list-style-name="WW8Num21" style:name="Vertrag-Nummerierung_20_3" style:parent-style-name="Aufzählungszeichen"/>
    <style:style style:display-name="Vertrag-Nummerierung 2 folgende" style:family="paragraph" style:list-style-name="" style:name="Vertrag-Nummerierung_20_2_20_folgende" style:parent-style-name="Vertrag_20_Nummerierung_20_2">
      <style:paragraph-properties fo:margin-left="0.7327in" fo:margin-right="0in" fo:text-indent="0in" style:auto-text-indent="false"/>
    </style:style>
    <style:style style:display-name="Vertrag-Nummerierung 3 folgende" style:family="paragraph" style:list-style-name="" style:name="Vertrag-Nummerierung_20_3_20_folgende" style:parent-style-name="Vertrag-Nummerierung_20_3">
      <style:paragraph-properties fo:margin-left="0.9409in" fo:margin-right="0in" fo:text-indent="0in" style:auto-text-indent="false"/>
    </style:style>
    <style:style style:display-name="Tabelle rechts" style:family="paragraph" style:name="Tabelle_20_rechts" style:parent-style-name="Tabelle">
      <style:paragraph-properties fo:text-align="end" style:justify-single-word="false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family="paragraph" style:name="Kommentartext" style:parent-style-name="Standard">
      <style:text-properties fo:font-size="10pt" style:font-size-asian="10pt" style:font-size-complex="10pt"/>
    </style:style>
    <style:style style:family="paragraph" style:name="Kommentarthema" style:next-style-name="Kommentartext" style:parent-style-name="Kommentartext">
      <style:text-properties fo:font-weight="bold" style:font-weight-asian="bold" style:font-weight-complex="bold"/>
    </style:style>
    <style:style style:family="paragraph" style:list-style-name="WW8Num9" style:name="Nummerierung" style:parent-style-name="Aufzählungszeichen">
      <style:paragraph-properties fo:line-height="0.1945in" fo:margin-left="0.2362in" fo:margin-right="1.311in" fo:text-indent="-0.2362in" style:auto-text-indent="false">
        <style:tab-stops>
          <style:tab-stop style:position="0.2362in"/>
        </style:tab-stops>
      </style:paragraph-properties>
    </style:style>
    <style:style style:family="text" style:name="WW8Num1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2z0">
      <style:text-properties fo:font-size="9pt" style:font-name="Arial" style:font-name-complex="Arial" style:font-size-asian="9pt"/>
    </style:style>
    <style:style style:family="text" style:name="WW8Num2ztrue"/>
    <style:style style:family="text" style:name="WW8Num3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3ztrue"/>
    <style:style style:family="text" style:name="WW8Num4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4ztrue"/>
    <style:style style:family="text" style:name="WW8Num5z0">
      <style:text-properties fo:font-size="9pt" style:font-name="Arial" style:font-name-complex="Arial" style:font-size-asian="9pt"/>
    </style:style>
    <style:style style:family="text" style:name="WW8Num5ztrue"/>
    <style:style style:family="text" style:name="WW8Num6z0">
      <style:text-properties fo:color="#000000"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6ztrue"/>
    <style:style style:family="text" style:name="WW8Num7zfalse"/>
    <style:style style:family="text" style:name="WW8Num7ztrue"/>
    <style:style style:family="text" style:name="WW8Num8z0">
      <style:text-properties fo:font-size="9pt" fo:font-style="normal" fo:font-weight="normal" style:font-name="Arial" style:font-name-complex="Arial" style:font-size-asian="9pt" style:font-style-asian="normal" style:font-weight-asian="normal"/>
    </style:style>
    <style:style style:family="text" style:name="WW8Num8z1">
      <style:text-properties style:font-name="Courier New" style:font-name-complex="Courier New"/>
    </style:style>
    <style:style style:family="text" style:name="WW8Num8z2">
      <style:text-properties style:font-name="Wingdings" style:font-name-complex="Wingdings"/>
    </style:style>
    <style:style style:family="text" style:name="WW8Num8z3">
      <style:text-properties style:font-name="Symbol" style:font-name-complex="Symbol"/>
    </style:style>
    <style:style style:family="text" style:name="WW8Num9z0">
      <style:text-properties fo:font-size="9pt" style:font-name="Arial" style:font-name-complex="Arial" style:font-size-asian="9pt"/>
    </style:style>
    <style:style style:family="text" style:name="WW8Num9ztrue"/>
    <style:style style:family="text" style:name="WW8Num10z0">
      <style:text-properties fo:font-size="9pt" style:font-name="Arial" style:font-name-complex="Arial" style:font-size-asian="9pt"/>
    </style:style>
    <style:style style:family="text" style:name="WW8Num10ztrue"/>
    <style:style style:family="text" style:name="WW8Num11z0">
      <style:text-properties fo:font-size="9pt" style:font-name="Arial" style:font-name-complex="Arial" style:font-size-asian="9pt"/>
    </style:style>
    <style:style style:family="text" style:name="WW8Num11ztrue"/>
    <style:style style:family="text" style:name="WW8Num12z0">
      <style:text-properties fo:font-size="9pt" style:font-name="Arial" style:font-name-complex="Arial" style:font-size-asian="9pt"/>
    </style:style>
    <style:style style:family="text" style:name="WW8Num12ztrue"/>
    <style:style style:family="text" style:name="WW8Num13z0">
      <style:text-properties fo:font-size="9pt" style:font-name="Arial" style:font-name-complex="Arial" style:font-size-asian="9pt"/>
    </style:style>
    <style:style style:family="text" style:name="WW8Num13ztrue"/>
    <style:style style:family="text" style:name="WW8Num14z0">
      <style:text-properties fo:font-size="9pt" style:font-name="Arial" style:font-name-complex="Arial" style:font-size-asian="9pt"/>
    </style:style>
    <style:style style:family="text" style:name="WW8Num14ztrue"/>
    <style:style style:family="text" style:name="WW8Num15z0">
      <style:text-properties fo:font-size="9pt" style:font-name="Arial" style:font-name-complex="Arial" style:font-size-asian="9pt"/>
    </style:style>
    <style:style style:family="text" style:name="WW8Num15ztrue"/>
    <style:style style:family="text" style:name="WW8Num16z0">
      <style:text-properties fo:font-size="9pt" fo:font-style="normal" fo:font-weight="normal" style:font-name="Arial" style:font-name-complex="Arial" style:font-size-asian="9pt" style:font-size-complex="9pt" style:font-style-asian="normal" style:font-weight-asian="normal"/>
    </style:style>
    <style:style style:family="text" style:name="WW8Num16z2">
      <style:text-properties style:font-name="Wingdings" style:font-name-complex="Wingdings"/>
    </style:style>
    <style:style style:family="text" style:name="WW8Num16z3">
      <style:text-properties style:font-name="Symbol" style:font-name-complex="Symbol"/>
    </style:style>
    <style:style style:family="text" style:name="WW8Num16z4">
      <style:text-properties style:font-name="Courier New" style:font-name-complex="Courier New"/>
    </style:style>
    <style:style style:family="text" style:name="WW8Num17z0">
      <style:text-properties fo:font-size="9pt" style:font-name="Arial" style:font-name-complex="Arial" style:font-size-asian="9pt"/>
    </style:style>
    <style:style style:family="text" style:name="WW8Num17ztrue"/>
    <style:style style:family="text" style:name="WW8Num18z0">
      <style:text-properties fo:font-size="9pt" style:font-name="Arial" style:font-name-complex="Arial" style:font-size-asian="9pt" style:font-size-complex="9pt"/>
    </style:style>
    <style:style style:family="text" style:name="WW8Num18z1">
      <style:text-properties style:font-name="Courier New" style:font-name-complex="Courier New"/>
    </style:style>
    <style:style style:family="text" style:name="WW8Num18z2">
      <style:text-properties style:font-name="Wingdings" style:font-name-complex="Wingdings"/>
    </style:style>
    <style:style style:family="text" style:name="WW8Num18z3">
      <style:text-properties style:font-name="Symbol" style:font-name-complex="Symbol"/>
    </style:style>
    <style:style style:family="text" style:name="WW8Num19z0">
      <style:text-properties fo:font-size="9pt" style:font-name="Arial" style:font-name-complex="Arial" style:font-size-asian="9pt"/>
    </style:style>
    <style:style style:family="text" style:name="WW8Num19ztrue"/>
    <style:style style:family="text" style:name="WW8Num20z0">
      <style:text-properties fo:font-size="9pt" style:font-name="Arial" style:font-name-complex="Arial" style:font-size-asian="9pt"/>
    </style:style>
    <style:style style:family="text" style:name="WW8Num20ztrue"/>
    <style:style style:family="text" style:name="WW8Num21z0">
      <style:text-properties fo:color="#000000" fo:font-size="9pt" fo:font-style="normal" fo:font-weight="normal" style:font-size-asian="9pt" style:font-size-complex="9pt" style:font-style-asian="normal" style:font-weight-asian="normal"/>
    </style:style>
    <style:style style:family="text" style:name="WW8Num21ztrue"/>
    <style:style style:family="text" style:name="WW8Num22z0">
      <style:text-properties fo:font-size="9pt" style:font-name="Arial" style:font-name-complex="Arial" style:font-size-asian="9pt"/>
    </style:style>
    <style:style style:family="text" style:name="WW8Num22ztrue"/>
    <style:style style:family="text" style:name="WW8Num23z0">
      <style:text-properties fo:font-size="9pt" style:font-name="Arial" style:font-name-complex="Arial" style:font-size-asian="9pt"/>
    </style:style>
    <style:style style:family="text" style:name="WW8Num23ztrue"/>
    <style:style style:family="text" style:name="WW8Num24z0">
      <style:text-properties fo:font-size="9pt" style:font-name="Arial" style:font-name-complex="Arial" style:font-size-asian="9pt"/>
    </style:style>
    <style:style style:family="text" style:name="WW8Num24ztrue"/>
    <style:style style:family="text" style:name="Absatz-Standardschriftart"/>
    <style:style style:display-name="Textkörper Zchn" style:family="text" style:name="Textkörper_20_Zchn">
      <style:text-properties fo:country="DE" fo:font-size="9pt" fo:language="de" style:country-complex="SA" style:font-name="Arial" style:font-name-complex="Arial" style:font-size-asian="9pt" style:font-size-complex="8pt" style:language-complex="ar"/>
    </style:style>
    <style:style style:display-name="Text klein" style:family="text" style:name="Text_20_klein">
      <style:text-properties fo:font-size="8.5pt" style:font-size-asian="8.5pt" style:font-size-complex="8.5pt"/>
    </style:style>
    <style:style style:display-name="Aufzählungszeichen Zchn" style:family="text" style:name="Aufzählungszeichen_20_Zchn" style:parent-style-name="Textkörper_20_Zchn"/>
    <style:style style:display-name="Page Number" style:family="text" style:name="Page_20_Number">
      <style:text-properties fo:font-size="8pt" style:font-name="Arial" style:font-name-complex="Arial" style:font-size-asian="8pt"/>
    </style:style>
    <style:style style:display-name="Internet link" style:family="text" style:name="Internet_20_link">
      <style:text-properties fo:color="#0000ff" fo:font-size="9pt" style:font-name="Arial" style:font-name-complex="Arial" style:font-size-asian="9pt" style:text-underline-color="font-color" style:text-underline-style="solid" style:text-underline-width="auto"/>
    </style:style>
    <style:style style:display-name="Aufzählung 1 folgende Zchn Zchn" style:family="text" style:name="Aufzählung_20_1_20_folgende_20_Zchn_20_Zchn" style:parent-style-name="Aufzählungszeichen_20_Zchn"/>
    <style:style style:display-name="Aufzählungszeichen 2 Zchn" style:family="text" style:name="Aufzählungszeichen_20_2_20_Zchn" style:parent-style-name="Aufzählungszeichen_20_Zchn"/>
    <style:style style:family="text" style:name="Emphasize">
      <style:text-properties fo:font-weight="bold" style:font-weight-asian="bold"/>
    </style:style>
    <style:style style:family="text" style:name="Sourcecode">
      <style:text-properties fo:font-size="10pt" style:font-name="Courier New" style:font-name-complex="Courier New" style:font-size-asian="10pt" style:font-size-complex="11pt"/>
    </style:style>
    <style:style style:display-name="Footnote Symbol" style:family="text" style:name="Footnote_20_Symbol">
      <style:text-properties style:text-position="super 58%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Vertrag-Paragraph Zchn" style:family="text" style:name="Vertrag-Paragraph_20_Zchn">
      <style:text-properties fo:country="DE" fo:font-size="9pt" fo:font-weight="bold" fo:language="de" style:country-complex="SA" style:font-name="Arial" style:font-name-complex="Arial" style:font-size-asian="9pt" style:font-size-complex="8pt" style:font-weight-asian="bold" style:language-complex="ar"/>
    </style:style>
    <style:style style:display-name="TextkörperNachAufzählung Zchn Zchn" style:family="text" style:name="TextkörperNachAufzählung_20_Zchn_20_Zchn" style:parent-style-name="Textkörper_20_Zchn"/>
    <style:style style:display-name="Aufzählung 2 folgende Zchn Zchn" style:family="text" style:name="Aufzählung_20_2_20_folgende_20_Zchn_20_Zchn" style:parent-style-name="Aufzählung_20_1_20_folgende_20_Zchn_20_Zchn"/>
    <style:style style:display-name="Hilfstext Zchn" style:family="text" style:name="Hilfstext_20_Zchn">
      <style:text-properties fo:color="#ff00ff" fo:country="DE" fo:font-size="9pt" fo:font-weight="bold" fo:language="de" style:country-complex="SA" style:font-name="Arial" style:font-name-complex="Arial" style:font-size-asian="9pt" style:font-size-complex="8.5pt" style:font-weight-asian="bold" style:language-complex="ar"/>
    </style:style>
    <style:style style:display-name="Vertrag-Paragraph folgende Zchn" style:family="text" style:name="Vertrag-Paragraph_20_folgende_20_Zchn" style:parent-style-name="Vertrag-Paragraph_20_Zchn"/>
    <style:style style:family="text" style:name="Kommentarzeichen">
      <style:text-properties fo:font-size="8pt" style:font-size-asian="8pt" style:font-size-complex="8pt"/>
    </style:style>
    <style:style style:display-name="Tabelle Aufzählung Zchn" style:family="text" style:name="Tabelle_20_Aufzählung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display-name="Nummerierung Zchn" style:family="text" style:name="Nummerierung_20_Zchn" style:parent-style-name="Aufzählungszeichen_20_Zchn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1" style:num-suffix="." text:level="1" text:style-name="WW8Num7zfalse">
        <style:list-level-properties text:list-level-position-and-space-mode="label-alignment">
          <style:list-level-label-alignment fo:margin-left="0.2953in" fo:text-indent="-0.2953in" text:label-followed-by="listtab" text:list-tab-stop-position="0.2953in"/>
        </style:list-level-properties>
      </text:outline-level-style>
      <text:outline-level-style style:num-format="1" text:display-levels="2" text:level="2" text:style-name="WW8Num7ztrue">
        <style:list-level-properties text:list-level-position-and-space-mode="label-alignment">
          <style:list-level-label-alignment fo:margin-left="0.472in" fo:text-indent="-0.472in" text:label-followed-by="listtab" text:list-tab-stop-position="0.472in"/>
        </style:list-level-properties>
      </text:outline-level-style>
      <text:outline-level-style style:num-format="1" text:display-levels="3" text:level="3" text:style-name="WW8Num7ztrue">
        <style:list-level-properties text:list-level-position-and-space-mode="label-alignment">
          <style:list-level-label-alignment fo:margin-left="0.5118in" fo:text-indent="-0.5118in" text:label-followed-by="listtab" text:list-tab-stop-position="0.5118in"/>
        </style:list-level-properties>
      </text:outline-level-style>
      <text:outline-level-style style:num-format="1" text:display-levels="4" text:level="4" text:style-name="WW8Num7ztrue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1" text:display-levels="5" text:level="5" text:style-name="WW8Num7ztrue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1" text:display-levels="6" text:level="6" text:style-name="WW8Num7ztrue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1" text:display-levels="7" text:level="7" text:style-name="WW8Num7ztrue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1" text:display-levels="8" text:level="8" text:style-name="WW8Num7ztrue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1" text:display-levels="9" text:level="9" text:style-name="WW8Num7ztrue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bullet style:num-suffix="." text:bullet-char="_" text:level="1" text:style-name="WW8Num1z0">
        <style:list-level-properties text:list-level-position-and-space-mode="label-alignment">
          <style:list-level-label-alignment fo:margin-left="0.3543in" fo:text-indent="-0.1181in" text:label-followed-by="listtab" text:list-tab-stop-position="0.3543in"/>
        </style:list-level-properties>
        <style:text-properties style:font-name="Aria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number style:num-format="1" style:num-suffix="." text:level="1" text:style-name="WW8Num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number style:num-format="a" style:num-letter-sync="true" style:num-suffix="." text:level="1" text:style-name="WW8Num3z0">
        <style:list-level-properties text:list-level-position-and-space-mode="label-alignment">
          <style:list-level-label-alignment fo:margin-left="0.4173in" fo:text-indent="-0.2083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3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3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3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3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3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3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3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3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 text:consecutive-numbering="true">
      <text:list-level-style-number style:num-format="i" style:num-suffix="." text:level="1" text:style-name="WW8Num4z0">
        <style:list-level-properties text:list-level-position-and-space-mode="label-alignment">
          <style:list-level-label-alignment fo:margin-left="0.6264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 text:consecutive-numbering="true">
      <text:list-level-style-number style:num-format="1" style:num-suffix="." text:level="1" text:style-name="WW8Num5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5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5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5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5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5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5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5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5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 text:consecutive-numbering="true">
      <text:list-level-style-number style:num-format="a" style:num-letter-sync="true" style:num-suffix="." text:level="1" text:style-name="WW8Num6z0">
        <style:list-level-properties text:list-level-position-and-space-mode="label-alignment">
          <style:list-level-label-alignment fo:margin-left="0.7327in" fo:text-indent="-0.2091in" text:label-followed-by="listtab" text:list-tab-stop-position="0.7327in"/>
        </style:list-level-properties>
      </text:list-level-style-number>
      <text:list-level-style-number style:num-format="a" style:num-letter-sync="true" style:num-suffix="." text:level="2" text:style-name="WW8Num6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6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6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6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6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6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6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6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>
      <text:list-level-style-number style:num-format="1" style:num-suffix="." text:level="1" text:style-name="WW8Num7zfalse">
        <style:list-level-properties text:list-level-position-and-space-mode="label-alignment">
          <style:list-level-label-alignment fo:margin-left="0.2953in" fo:text-indent="-0.2953in" text:label-followed-by="listtab" text:list-tab-stop-position="0.2953in"/>
        </style:list-level-properties>
      </text:list-level-style-number>
      <text:list-level-style-number style:num-format="1" text:display-levels="2" text:level="2" text:style-name="WW8Num7ztrue">
        <style:list-level-properties text:list-level-position-and-space-mode="label-alignment">
          <style:list-level-label-alignment fo:margin-left="0.472in" fo:text-indent="-0.472in" text:label-followed-by="listtab" text:list-tab-stop-position="0.472in"/>
        </style:list-level-properties>
      </text:list-level-style-number>
      <text:list-level-style-number style:num-format="1" text:display-levels="3" text:level="3" text:style-name="WW8Num7ztrue">
        <style:list-level-properties text:list-level-position-and-space-mode="label-alignment">
          <style:list-level-label-alignment fo:margin-left="0.5118in" fo:text-indent="-0.5118in" text:label-followed-by="listtab" text:list-tab-stop-position="0.5118in"/>
        </style:list-level-properties>
      </text:list-level-style-number>
      <text:list-level-style-number style:num-format="1" text:display-levels="4" text:level="4" text:style-name="WW8Num7ztrue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list-level-style-number>
      <text:list-level-style-number style:num-format="1" text:display-levels="5" text:level="5" text:style-name="WW8Num7ztrue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list-level-style-number>
      <text:list-level-style-number style:num-format="1" text:display-levels="6" text:level="6" text:style-name="WW8Num7ztrue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list-level-style-number>
      <text:list-level-style-number style:num-format="1" text:display-levels="7" text:level="7" text:style-name="WW8Num7ztrue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list-level-style-number>
      <text:list-level-style-number style:num-format="1" text:display-levels="8" text:level="8" text:style-name="WW8Num7ztrue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list-level-style-number>
      <text:list-level-style-number style:num-format="1" text:display-levels="9" text:level="9" text:style-name="WW8Num7ztrue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bullet style:num-suffix="." text:bullet-char="_" text:level="1" text:style-name="WW8Num8z0">
        <style:list-level-properties text:list-level-position-and-space-mode="label-alignment">
          <style:list-level-label-alignment fo:margin-left="0.1181in" fo:text-indent="-0.1181in" text:label-followed-by="listtab" text:list-tab-stop-position="0.1181in"/>
        </style:list-level-properties>
        <style:text-properties style:font-name="Arial"/>
      </text:list-level-style-bullet>
      <text:list-level-style-bullet style:num-suffix="." text:bullet-char="o" text:level="2" text:style-name="WW8Num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8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8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number style:num-format="1" style:num-suffix="." text:level="1" text:style-name="WW8Num9z0">
        <style:list-level-properties text:list-level-position-and-space-mode="label-alignment">
          <style:list-level-label-alignment fo:margin-left="0.2091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9ztrue">
        <style:list-level-properties text:list-level-position-and-space-mode="label-alignment">
          <style:list-level-label-alignment fo:margin-left="1.1972in" fo:text-indent="-0.25in" text:label-followed-by="listtab" text:list-tab-stop-position="1.1972in"/>
        </style:list-level-properties>
      </text:list-level-style-number>
      <text:list-level-style-number style:num-format="i" style:num-suffix="." text:level="3" text:style-name="WW8Num9ztrue">
        <style:list-level-properties fo:text-align="end" text:list-level-position-and-space-mode="label-alignment">
          <style:list-level-label-alignment fo:margin-left="1.6972in" fo:text-indent="-0.1252in" text:label-followed-by="listtab" text:list-tab-stop-position="1.6972in"/>
        </style:list-level-properties>
      </text:list-level-style-number>
      <text:list-level-style-number style:num-format="1" style:num-suffix="." text:level="4" text:style-name="WW8Num9ztrue">
        <style:list-level-properties text:list-level-position-and-space-mode="label-alignment">
          <style:list-level-label-alignment fo:margin-left="2.1972in" fo:text-indent="-0.25in" text:label-followed-by="listtab" text:list-tab-stop-position="2.1972in"/>
        </style:list-level-properties>
      </text:list-level-style-number>
      <text:list-level-style-number style:num-format="a" style:num-letter-sync="true" style:num-suffix="." text:level="5" text:style-name="WW8Num9ztrue">
        <style:list-level-properties text:list-level-position-and-space-mode="label-alignment">
          <style:list-level-label-alignment fo:margin-left="2.6972in" fo:text-indent="-0.25in" text:label-followed-by="listtab" text:list-tab-stop-position="2.6972in"/>
        </style:list-level-properties>
      </text:list-level-style-number>
      <text:list-level-style-number style:num-format="i" style:num-suffix="." text:level="6" text:style-name="WW8Num9ztrue">
        <style:list-level-properties fo:text-align="end" text:list-level-position-and-space-mode="label-alignment">
          <style:list-level-label-alignment fo:margin-left="3.1972in" fo:text-indent="-0.1252in" text:label-followed-by="listtab" text:list-tab-stop-position="3.1972in"/>
        </style:list-level-properties>
      </text:list-level-style-number>
      <text:list-level-style-number style:num-format="1" style:num-suffix="." text:level="7" text:style-name="WW8Num9ztrue">
        <style:list-level-properties text:list-level-position-and-space-mode="label-alignment">
          <style:list-level-label-alignment fo:margin-left="3.6972in" fo:text-indent="-0.25in" text:label-followed-by="listtab" text:list-tab-stop-position="3.6972in"/>
        </style:list-level-properties>
      </text:list-level-style-number>
      <text:list-level-style-number style:num-format="a" style:num-letter-sync="true" style:num-suffix="." text:level="8" text:style-name="WW8Num9ztrue">
        <style:list-level-properties text:list-level-position-and-space-mode="label-alignment">
          <style:list-level-label-alignment fo:margin-left="4.1972in" fo:text-indent="-0.25in" text:label-followed-by="listtab" text:list-tab-stop-position="4.1972in"/>
        </style:list-level-properties>
      </text:list-level-style-number>
      <text:list-level-style-number style:num-format="i" style:num-suffix="." text:level="9" text:style-name="WW8Num9ztrue">
        <style:list-level-properties fo:text-align="end" text:list-level-position-and-space-mode="label-alignment">
          <style:list-level-label-alignment fo:margin-left="4.6972in" fo:text-indent="-0.1252in" text:label-followed-by="listtab" text:list-tab-stop-position="4.6972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number style:num-format="1" text:level="1" text:style-name="WW8Num10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10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0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0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0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0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0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0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0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>
      <text:list-level-style-number style:num-format="1" style:num-suffix="." text:level="1" text:style-name="WW8Num11z0">
        <style:list-level-properties text:list-level-position-and-space-mode="label-alignment">
          <style:list-level-label-alignment fo:margin-left="0.2091in" fo:text-indent="-0.2091in" text:label-followed-by="listtab" text:list-tab-stop-position="0.2091in"/>
        </style:list-level-properties>
      </text:list-level-style-number>
      <text:list-level-style-number style:num-format="a" style:num-letter-sync="true" style:num-suffix="." text:level="2" text:style-name="WW8Num11ztrue">
        <style:list-level-properties text:list-level-position-and-space-mode="label-alignment">
          <style:list-level-label-alignment fo:margin-left="1.1972in" fo:text-indent="-0.25in" text:label-followed-by="listtab" text:list-tab-stop-position="1.1972in"/>
        </style:list-level-properties>
      </text:list-level-style-number>
      <text:list-level-style-number style:num-format="i" style:num-suffix="." text:level="3" text:style-name="WW8Num11ztrue">
        <style:list-level-properties fo:text-align="end" text:list-level-position-and-space-mode="label-alignment">
          <style:list-level-label-alignment fo:margin-left="1.6972in" fo:text-indent="-0.1252in" text:label-followed-by="listtab" text:list-tab-stop-position="1.6972in"/>
        </style:list-level-properties>
      </text:list-level-style-number>
      <text:list-level-style-number style:num-format="1" style:num-suffix="." text:level="4" text:style-name="WW8Num11ztrue">
        <style:list-level-properties text:list-level-position-and-space-mode="label-alignment">
          <style:list-level-label-alignment fo:margin-left="2.1972in" fo:text-indent="-0.25in" text:label-followed-by="listtab" text:list-tab-stop-position="2.1972in"/>
        </style:list-level-properties>
      </text:list-level-style-number>
      <text:list-level-style-number style:num-format="a" style:num-letter-sync="true" style:num-suffix="." text:level="5" text:style-name="WW8Num11ztrue">
        <style:list-level-properties text:list-level-position-and-space-mode="label-alignment">
          <style:list-level-label-alignment fo:margin-left="2.6972in" fo:text-indent="-0.25in" text:label-followed-by="listtab" text:list-tab-stop-position="2.6972in"/>
        </style:list-level-properties>
      </text:list-level-style-number>
      <text:list-level-style-number style:num-format="i" style:num-suffix="." text:level="6" text:style-name="WW8Num11ztrue">
        <style:list-level-properties fo:text-align="end" text:list-level-position-and-space-mode="label-alignment">
          <style:list-level-label-alignment fo:margin-left="3.1972in" fo:text-indent="-0.1252in" text:label-followed-by="listtab" text:list-tab-stop-position="3.1972in"/>
        </style:list-level-properties>
      </text:list-level-style-number>
      <text:list-level-style-number style:num-format="1" style:num-suffix="." text:level="7" text:style-name="WW8Num11ztrue">
        <style:list-level-properties text:list-level-position-and-space-mode="label-alignment">
          <style:list-level-label-alignment fo:margin-left="3.6972in" fo:text-indent="-0.25in" text:label-followed-by="listtab" text:list-tab-stop-position="3.6972in"/>
        </style:list-level-properties>
      </text:list-level-style-number>
      <text:list-level-style-number style:num-format="a" style:num-letter-sync="true" style:num-suffix="." text:level="8" text:style-name="WW8Num11ztrue">
        <style:list-level-properties text:list-level-position-and-space-mode="label-alignment">
          <style:list-level-label-alignment fo:margin-left="4.1972in" fo:text-indent="-0.25in" text:label-followed-by="listtab" text:list-tab-stop-position="4.1972in"/>
        </style:list-level-properties>
      </text:list-level-style-number>
      <text:list-level-style-number style:num-format="i" style:num-suffix="." text:level="9" text:style-name="WW8Num11ztrue">
        <style:list-level-properties fo:text-align="end" text:list-level-position-and-space-mode="label-alignment">
          <style:list-level-label-alignment fo:margin-left="4.6972in" fo:text-indent="-0.1252in" text:label-followed-by="listtab" text:list-tab-stop-position="4.6972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 text:consecutive-numbering="true">
      <text:list-level-style-number style:num-format="1" style:num-suffix="." text:level="1" text:style-name="WW8Num1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 text:consecutive-numbering="true">
      <text:list-level-style-number style:num-format="1" style:num-suffix="." text:level="1" text:style-name="WW8Num13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3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3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3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3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3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3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3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3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number style:num-format="1" text:level="1" text:style-name="WW8Num14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1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5" text:consecutive-numbering="true">
      <text:list-level-style-number style:num-format="1" style:num-suffix="." text:level="1" text:style-name="WW8Num15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5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5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5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5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5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5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5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5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6" text:consecutive-numbering="true">
      <text:list-level-style-bullet style:num-suffix="." text:bullet-char="_" text:level="1" text:style-name="WW8Num16z0">
        <style:list-level-properties text:list-level-position-and-space-mode="label-alignment">
          <style:list-level-label-alignment fo:margin-left="0.2362in" fo:text-indent="-0.1181in" text:label-followed-by="listtab" text:list-tab-stop-position="0.2362in"/>
        </style:list-level-properties>
        <style:text-properties style:font-name="Arial"/>
      </text:list-level-style-bullet>
      <text:list-level-style-bullet style:num-suffix="." text:bullet-char="o" text:level="2" text:style-name="WW8Num16z0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Arial"/>
      </text:list-level-style-bullet>
      <text:list-level-style-bullet style:num-suffix="." text:bullet-char="" text:level="3" text:style-name="WW8Num16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6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6z4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6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6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6z4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6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7" text:consecutive-numbering="true">
      <text:list-level-style-number style:num-format="1" style:num-suffix="." text:level="1" text:style-name="WW8Num17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7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7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7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7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7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7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7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7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8" text:consecutive-numbering="true">
      <text:list-level-style-number style:num-format="1" style:num-suffix="." text:level="1" text:style-name="WW8Num18z0">
        <style:list-level-properties text:list-level-position-and-space-mode="label-alignment">
          <style:list-level-label-alignment fo:margin-left="0.5236in" fo:text-indent="-0.2083in" text:label-followed-by="listtab" text:list-tab-stop-position="0.5236in"/>
        </style:list-level-properties>
      </text:list-level-style-number>
      <text:list-level-style-bullet style:num-suffix="." text:bullet-char="o" text:level="2" text:style-name="WW8Num1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8z3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8z3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9" text:consecutive-numbering="true">
      <text:list-level-style-number style:num-format="1" style:num-suffix="." text:level="1" text:style-name="WW8Num19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19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19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19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19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19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19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19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19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0" text:consecutive-numbering="true">
      <text:list-level-style-number style:num-format="1" style:num-suffix="." text:level="1" text:style-name="WW8Num20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0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0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0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0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0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0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0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0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1" text:consecutive-numbering="true">
      <text:list-level-style-number style:num-format="i" style:num-suffix="." text:level="1" text:style-name="WW8Num21z0">
        <style:list-level-properties text:list-level-position-and-space-mode="label-alignment">
          <style:list-level-label-alignment fo:margin-left="0.9409in" fo:text-indent="-0.2083in" text:label-followed-by="listtab" text:list-tab-stop-position="0.9409in"/>
        </style:list-level-properties>
      </text:list-level-style-number>
      <text:list-level-style-number style:num-format="a" style:num-letter-sync="true" style:num-suffix="." text:level="2" text:style-name="WW8Num21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21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21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21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21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21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21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21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2" text:consecutive-numbering="true">
      <text:list-level-style-number style:num-format="1" style:num-suffix="." text:level="1" text:style-name="WW8Num22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2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2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2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2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2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2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2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2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3" text:consecutive-numbering="true">
      <text:list-level-style-number style:num-format="1" style:num-suffix="." text:level="1" text:style-name="WW8Num23z0">
        <style:list-level-properties text:list-level-position-and-space-mode="label-alignment">
          <style:list-level-label-alignment fo:margin-left="0.2083in" fo:text-indent="-0.2083in" text:label-followed-by="listtab" text:list-tab-stop-position="0.2083in"/>
        </style:list-level-properties>
      </text:list-level-style-number>
      <text:list-level-style-number style:num-format="a" style:num-letter-sync="true" style:num-suffix="." text:level="2" text:style-name="WW8Num23ztrue">
        <style:list-level-properties text:list-level-position-and-space-mode="label-alignment">
          <style:list-level-label-alignment fo:margin-left="0.6846in" fo:text-indent="-0.25in" text:label-followed-by="listtab" text:list-tab-stop-position="0.6846in"/>
        </style:list-level-properties>
      </text:list-level-style-number>
      <text:list-level-style-number style:num-format="i" style:num-suffix="." text:level="3" text:style-name="WW8Num23ztrue">
        <style:list-level-properties fo:text-align="end" text:list-level-position-and-space-mode="label-alignment">
          <style:list-level-label-alignment fo:margin-left="1.1846in" fo:text-indent="-0.1252in" text:label-followed-by="listtab" text:list-tab-stop-position="1.1846in"/>
        </style:list-level-properties>
      </text:list-level-style-number>
      <text:list-level-style-number style:num-format="1" style:num-suffix="." text:level="4" text:style-name="WW8Num23ztrue">
        <style:list-level-properties text:list-level-position-and-space-mode="label-alignment">
          <style:list-level-label-alignment fo:margin-left="1.6846in" fo:text-indent="-0.25in" text:label-followed-by="listtab" text:list-tab-stop-position="1.6846in"/>
        </style:list-level-properties>
      </text:list-level-style-number>
      <text:list-level-style-number style:num-format="a" style:num-letter-sync="true" style:num-suffix="." text:level="5" text:style-name="WW8Num23ztrue">
        <style:list-level-properties text:list-level-position-and-space-mode="label-alignment">
          <style:list-level-label-alignment fo:margin-left="2.1846in" fo:text-indent="-0.25in" text:label-followed-by="listtab" text:list-tab-stop-position="2.1846in"/>
        </style:list-level-properties>
      </text:list-level-style-number>
      <text:list-level-style-number style:num-format="i" style:num-suffix="." text:level="6" text:style-name="WW8Num23ztrue">
        <style:list-level-properties fo:text-align="end" text:list-level-position-and-space-mode="label-alignment">
          <style:list-level-label-alignment fo:margin-left="2.6846in" fo:text-indent="-0.1252in" text:label-followed-by="listtab" text:list-tab-stop-position="2.6846in"/>
        </style:list-level-properties>
      </text:list-level-style-number>
      <text:list-level-style-number style:num-format="1" style:num-suffix="." text:level="7" text:style-name="WW8Num23ztrue">
        <style:list-level-properties text:list-level-position-and-space-mode="label-alignment">
          <style:list-level-label-alignment fo:margin-left="3.1846in" fo:text-indent="-0.25in" text:label-followed-by="listtab" text:list-tab-stop-position="3.1846in"/>
        </style:list-level-properties>
      </text:list-level-style-number>
      <text:list-level-style-number style:num-format="a" style:num-letter-sync="true" style:num-suffix="." text:level="8" text:style-name="WW8Num23ztrue">
        <style:list-level-properties text:list-level-position-and-space-mode="label-alignment">
          <style:list-level-label-alignment fo:margin-left="3.6846in" fo:text-indent="-0.25in" text:label-followed-by="listtab" text:list-tab-stop-position="3.6846in"/>
        </style:list-level-properties>
      </text:list-level-style-number>
      <text:list-level-style-number style:num-format="i" style:num-suffix="." text:level="9" text:style-name="WW8Num23ztrue">
        <style:list-level-properties fo:text-align="end" text:list-level-position-and-space-mode="label-alignment">
          <style:list-level-label-alignment fo:margin-left="4.1846in" fo:text-indent="-0.1252in" text:label-followed-by="listtab" text:list-tab-stop-position="4.1846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4">
      <text:list-level-style-number style:num-format="1" text:level="1" text:style-name="WW8Num24z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style:num-format="a" style:num-letter-sync="true" style:num-suffix="." text:level="2" text:style-name="WW8Num2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2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2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2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2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2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2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2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KopfzeileAnfangAbstand">
      <style:text-properties fo:country="US" fo:language="en" style:country-asian="US" style:language-asian="en"/>
    </style:style>
    <style:style style:family="paragraph" style:name="MP2" style:parent-style-name="Header">
      <style:paragraph-properties fo:line-height="0.1665in" fo:margin-bottom="0.0555in" fo:margin-left="4.5283in" fo:margin-right="-0.4528in" fo:margin-top="0in" fo:text-indent="0in" style:auto-text-indent="false" style:contextual-spacing="false">
        <style:tab-stops/>
      </style:paragraph-properties>
    </style:style>
    <style:style style:family="text" style:name="MT1"/>
    <style:style style:family="graphic" style:name="M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.1256in" fo:padding="0.0008in" style:horizontal-pos="from-left" style:horizontal-rel="paragraph" style:mirror="none" style:number-wrapped-paragraphs="no-limit" style:run-through="background" style:vertical-pos="from-top" style:vertical-rel="page-content" style:wrap="run-through"/>
    </style:style>
    <style:page-layout style:name="Mpm1">
      <style:page-layout-properties fo:margin-bottom="0.4925in" fo:margin-left="1.1811in" fo:margin-right="0.5in" fo:margin-top="0.4925in" fo:page-height="11.6929in" fo:page-width="8.2681in" style:footnote-max-height="0in" style:layout-grid-base-height="0.25in" style:layout-grid-base-width="0.1252in" style:layout-grid-color="#c0c0c0" style:layout-grid-display="false" style:layout-grid-lines="42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1.3472in" fo:min-height="1.3862in" style:dynamic-spacing="true"/>
      </style:header-style>
      <style:footer-style>
        <style:header-footer-properties fo:margin-top="0.2563in" fo:min-height="0.295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ref text:ref-name="Title" text:reference-format="text">Error: Reference source not found</text:bookmark-ref><draw:frame draw:name="graphics1" draw:style-name="Mfr1" draw:z-index="0" svg:height="0.1772in" svg:width="1.5937in" svg:x="0in" svg:y="-1.3862in" text:anchor-type="char"><draw:image xlink:actuate="onLoad" xlink:href="Pictures/10000000000001DD00000035FD417F2D.jpg" xlink:show="embed" xlink:type="simple"/></draw:frame></text:p>
        <text:p text:style-name="MP2"><text:span text:style-name="Page_20_Number">Seite </text:span><text:span text:style-name="Page_20_Number"><text:page-number text:select-page="current"/></text:span><text:span text:style-name="Page_20_Number"> von </text:span><text:span text:style-name="Page_20_Number"><text:page-count style:num-format="1">1</text:page-count></text:span></text:p>
      </style:header>
      <style:footer>
        <text:p text:style-name="Footer"/>
      </style:footer>
    </style:master-page>
    <style:master-page style:display-name="First Page" style:name="First_20_Page" style:next-style-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_</dc:title>
    <meta:initial-creator>maikeh</meta:initial-creator>
    <meta:creation-date>2009-05-06T11:12:00</meta:creation-date>
    <dc:creator>maikeh</dc:creator>
    <dc:date>2013-08-06T06:08:00</dc:date>
    <meta:print-date>2009-05-08T16:44:00</meta:print-date>
    <meta:editing-cycles>211</meta:editing-cycles>
    <meta:document-statistic meta:table-count="0" meta:image-count="1" meta:object-count="0" meta:page-count="1" meta:paragraph-count="15" meta:word-count="48" meta:character-count="315" meta:non-whitespace-character-count="291"/>
    <meta:generator>ReaderEngine/1$Linux_X86_64 LibreOffice_project/ff61f2b0bb577b02eb06965972d2ab4c2766dd6</meta:generator>
    <meta:user-defined meta:name="Erstellt von">Maike Henschel</meta:user-defined>
    <meta:user-defined meta:name="Gegenstand">Dokumenttyp</meta:user-defined>
    <meta:user-defined meta:name="Kunde">SinnerSchrader Betrieb</meta:user-defined>
    <meta:user-defined meta:name="Projekt">TNT - Tiffy Newsletter Tool</meta:user-defined>
  </office:meta>
</office:document-meta>
</file>

<file path=debug/operationUpdates_1.txt>[{"name":"delete","start":[2,0],"end":[2,39]},
{"name":"delete","start":[1]},
{"name":"delete","start":[0,0],"end":[0,23]},
{"name":"mergeParagraph","start":[0]}]
</file>

<file path=debug/revision.txt>1
</file>